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1"/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0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2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43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49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4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47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53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55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56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57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58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59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60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61" style:family="table-cell" style:parent-style-name="Default" style:data-style-name="N11">
      <style:map style:condition="cell-content()&lt;0" style:apply-style-name="Good" style:base-cell-address="Sheet1.H19"/>
      <style:map style:condition="cell-content()&gt;=0" style:apply-style-name="Bad" style:base-cell-address="Sheet1.H19"/>
    </style:style>
    <style:style style:name="ce64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65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67" style:family="table-cell" style:parent-style-name="Default" style:data-style-name="N11">
      <style:map style:condition="cell-content()&lt;0" style:apply-style-name="Good" style:base-cell-address="Sheet1.H25"/>
      <style:map style:condition="cell-content()&gt;=0" style:apply-style-name="Bad" style:base-cell-address="Sheet1.H25"/>
    </style:style>
    <style:style style:name="ce68" style:family="table-cell" style:parent-style-name="Default" style:data-style-name="N11">
      <style:map style:condition="cell-content()&lt;0" style:apply-style-name="Good" style:base-cell-address="Sheet1.H26"/>
      <style:map style:condition="cell-content()&gt;=0" style:apply-style-name="Bad" style:base-cell-address="Sheet1.H26"/>
    </style:style>
    <style:style style:name="ce76" style:family="table-cell" style:parent-style-name="Default" style:data-style-name="N11">
      <style:map style:condition="cell-content()&lt;0" style:apply-style-name="Good" style:base-cell-address="Sheet1.H27"/>
      <style:map style:condition="cell-content()&gt;=0" style:apply-style-name="Bad" style:base-cell-address="Sheet1.H27"/>
    </style:style>
    <style:style style:name="ce94" style:family="table-cell" style:parent-style-name="Default" style:data-style-name="N121">
      <style:map style:condition="cell-content()&gt;[.E6]*1.25" style:apply-style-name="Good" style:base-cell-address="Sheet1.I6"/>
    </style:style>
    <style:style style:name="ce107" style:family="table-cell" style:parent-style-name="Default" style:data-style-name="N121">
      <style:map style:condition="cell-content()&gt;[.E7]*1.25" style:apply-style-name="Good" style:base-cell-address="Sheet1.I7"/>
    </style:style>
    <style:style style:name="ce108" style:family="table-cell" style:parent-style-name="Default" style:data-style-name="N121">
      <style:map style:condition="cell-content()&gt;[.E8]*1.25" style:apply-style-name="Good" style:base-cell-address="Sheet1.I8"/>
    </style:style>
    <style:style style:name="ce90" style:family="table-cell" style:parent-style-name="Default" style:data-style-name="N121">
      <style:map style:condition="cell-content()&gt;[.E9]*1.25" style:apply-style-name="Good" style:base-cell-address="Sheet1.I9"/>
    </style:style>
    <style:style style:name="ce109" style:family="table-cell" style:parent-style-name="Default" style:data-style-name="N121">
      <style:map style:condition="cell-content()&gt;[.E10]*1.25" style:apply-style-name="Good" style:base-cell-address="Sheet1.I10"/>
    </style:style>
    <style:style style:name="ce110" style:family="table-cell" style:parent-style-name="Default" style:data-style-name="N121">
      <style:map style:condition="cell-content()&gt;[.E11]*1.25" style:apply-style-name="Good" style:base-cell-address="Sheet1.I11"/>
    </style:style>
    <style:style style:name="ce84" style:family="table-cell" style:parent-style-name="Default" style:data-style-name="N121">
      <style:map style:condition="cell-content()&gt;[.E12]*1.25" style:apply-style-name="Good" style:base-cell-address="Sheet1.I12"/>
    </style:style>
    <style:style style:name="ce85" style:family="table-cell" style:parent-style-name="Default" style:data-style-name="N121">
      <style:map style:condition="cell-content()&gt;[.E13]*1.25" style:apply-style-name="Good" style:base-cell-address="Sheet1.I13"/>
    </style:style>
    <style:style style:name="ce86" style:family="table-cell" style:parent-style-name="Default" style:data-style-name="N121">
      <style:map style:condition="cell-content()&gt;[.E14]*1.25" style:apply-style-name="Good" style:base-cell-address="Sheet1.I14"/>
    </style:style>
    <style:style style:name="ce87" style:family="table-cell" style:parent-style-name="Default" style:data-style-name="N121">
      <style:map style:condition="cell-content()&gt;[.E15]*1.25" style:apply-style-name="Good" style:base-cell-address="Sheet1.I15"/>
    </style:style>
    <style:style style:name="ce95" style:family="table-cell" style:parent-style-name="Default" style:data-style-name="N121">
      <style:map style:condition="cell-content()&gt;[.E16]*1.25" style:apply-style-name="Good" style:base-cell-address="Sheet1.I16"/>
    </style:style>
    <style:style style:name="ce96" style:family="table-cell" style:parent-style-name="Default" style:data-style-name="N121">
      <style:map style:condition="cell-content()&gt;[.E17]*1.25" style:apply-style-name="Good" style:base-cell-address="Sheet1.I17"/>
    </style:style>
    <style:style style:name="ce97" style:family="table-cell" style:parent-style-name="Default" style:data-style-name="N121">
      <style:map style:condition="cell-content()&gt;[.E18]*1.25" style:apply-style-name="Good" style:base-cell-address="Sheet1.I18"/>
    </style:style>
    <style:style style:name="ce98" style:family="table-cell" style:parent-style-name="Default" style:data-style-name="N121">
      <style:map style:condition="cell-content()&gt;[.E19]*1.25" style:apply-style-name="Good" style:base-cell-address="Sheet1.I19"/>
    </style:style>
    <style:style style:name="ce101" style:family="table-cell" style:parent-style-name="Default" style:data-style-name="N121">
      <style:map style:condition="cell-content()&gt;[.E23]*1.25" style:apply-style-name="Good" style:base-cell-address="Sheet1.I23"/>
    </style:style>
    <style:style style:name="ce102" style:family="table-cell" style:parent-style-name="Default" style:data-style-name="N121">
      <style:map style:condition="cell-content()&gt;[.E24]*1.25" style:apply-style-name="Good" style:base-cell-address="Sheet1.I24"/>
    </style:style>
    <style:style style:name="ce104" style:family="table-cell" style:parent-style-name="Default" style:data-style-name="N121">
      <style:map style:condition="cell-content()&gt;[.E25]*1.25" style:apply-style-name="Good" style:base-cell-address="Sheet1.I25"/>
    </style:style>
    <style:style style:name="ce105" style:family="table-cell" style:parent-style-name="Default" style:data-style-name="N121">
      <style:map style:condition="cell-content()&gt;[.E26]*1.25" style:apply-style-name="Good" style:base-cell-address="Sheet1.I26"/>
    </style:style>
    <style:style style:name="ce106" style:family="table-cell" style:parent-style-name="Default" style:data-style-name="N121">
      <style:map style:condition="cell-content()&gt;[.E27]*1.25" style:apply-style-name="Good" style:base-cell-address="Sheet1.I27"/>
    </style:style>
    <style:style style:name="ce139" style:family="table-cell" style:parent-style-name="Default" style:data-style-name="N121">
      <style:map style:condition="cell-content()&gt;0" style:apply-style-name="Bad" style:base-cell-address="Sheet1.J6"/>
    </style:style>
    <style:style style:name="ce147" style:family="table-cell" style:parent-style-name="Default" style:data-style-name="N121">
      <style:map style:condition="cell-content()&gt;0" style:apply-style-name="Bad" style:base-cell-address="Sheet1.J7"/>
    </style:style>
    <style:style style:name="ce148" style:family="table-cell" style:parent-style-name="Default" style:data-style-name="N121">
      <style:map style:condition="cell-content()&gt;0" style:apply-style-name="Bad" style:base-cell-address="Sheet1.J8"/>
    </style:style>
    <style:style style:name="ce135" style:family="table-cell" style:parent-style-name="Default" style:data-style-name="N121">
      <style:map style:condition="cell-content()&gt;0" style:apply-style-name="Bad" style:base-cell-address="Sheet1.J9"/>
    </style:style>
    <style:style style:name="ce149" style:family="table-cell" style:parent-style-name="Default" style:data-style-name="N121">
      <style:map style:condition="cell-content()&gt;0" style:apply-style-name="Bad" style:base-cell-address="Sheet1.J10"/>
    </style:style>
    <style:style style:name="ce150" style:family="table-cell" style:parent-style-name="Default" style:data-style-name="N121">
      <style:map style:condition="cell-content()&gt;0" style:apply-style-name="Bad" style:base-cell-address="Sheet1.J11"/>
    </style:style>
    <style:style style:name="ce120" style:family="table-cell" style:parent-style-name="Default" style:data-style-name="N121">
      <style:map style:condition="cell-content()&gt;0" style:apply-style-name="Bad" style:base-cell-address="Sheet1.J12"/>
    </style:style>
    <style:style style:name="ce121" style:family="table-cell" style:parent-style-name="Default" style:data-style-name="N121">
      <style:map style:condition="cell-content()&gt;0" style:apply-style-name="Bad" style:base-cell-address="Sheet1.J13"/>
    </style:style>
    <style:style style:name="ce122" style:family="table-cell" style:parent-style-name="Default" style:data-style-name="N121">
      <style:map style:condition="cell-content()&gt;0" style:apply-style-name="Bad" style:base-cell-address="Sheet1.J14"/>
    </style:style>
    <style:style style:name="ce123" style:family="table-cell" style:parent-style-name="Default" style:data-style-name="N121">
      <style:map style:condition="cell-content()&gt;0" style:apply-style-name="Bad" style:base-cell-address="Sheet1.J15"/>
    </style:style>
    <style:style style:name="ce124" style:family="table-cell" style:parent-style-name="Default" style:data-style-name="N121">
      <style:map style:condition="cell-content()&gt;0" style:apply-style-name="Bad" style:base-cell-address="Sheet1.J16"/>
    </style:style>
    <style:style style:name="ce125" style:family="table-cell" style:parent-style-name="Default" style:data-style-name="N121">
      <style:map style:condition="cell-content()&gt;0" style:apply-style-name="Bad" style:base-cell-address="Sheet1.J17"/>
    </style:style>
    <style:style style:name="ce140" style:family="table-cell" style:parent-style-name="Default" style:data-style-name="N121">
      <style:map style:condition="cell-content()&gt;0" style:apply-style-name="Bad" style:base-cell-address="Sheet1.J18"/>
    </style:style>
    <style:style style:name="ce141" style:family="table-cell" style:parent-style-name="Default" style:data-style-name="N121">
      <style:map style:condition="cell-content()&gt;0" style:apply-style-name="Bad" style:base-cell-address="Sheet1.J19"/>
    </style:style>
    <style:style style:name="ce144" style:family="table-cell" style:parent-style-name="Default" style:data-style-name="N121">
      <style:map style:condition="cell-content()&gt;0" style:apply-style-name="Bad" style:base-cell-address="Sheet1.J23"/>
    </style:style>
    <style:style style:name="ce145" style:family="table-cell" style:parent-style-name="Default" style:data-style-name="N121">
      <style:map style:condition="cell-content()&gt;0" style:apply-style-name="Bad" style:base-cell-address="Sheet1.J24"/>
    </style:style>
    <style:style style:name="ce156" style:family="table-cell" style:parent-style-name="Default" style:data-style-name="N121">
      <style:map style:condition="cell-content()&gt;0" style:apply-style-name="Bad" style:base-cell-address="Sheet1.J25"/>
    </style:style>
    <style:style style:name="ce157" style:family="table-cell" style:parent-style-name="Default" style:data-style-name="N121">
      <style:map style:condition="cell-content()&gt;0" style:apply-style-name="Bad" style:base-cell-address="Sheet1.J26"/>
    </style:style>
    <style:style style:name="ce158" style:family="table-cell" style:parent-style-name="Default" style:data-style-name="N121">
      <style:map style:condition="cell-content()&gt;0" style:apply-style-name="Bad" style:base-cell-address="Sheet1.J27"/>
    </style:style>
    <style:style style:name="ce182" style:family="table-cell" style:parent-style-name="Default" style:data-style-name="N121">
      <style:map style:condition="cell-content()&gt;0" style:apply-style-name="Bad" style:base-cell-address="Sheet1.K6"/>
    </style:style>
    <style:style style:name="ce183" style:family="table-cell" style:parent-style-name="Default" style:data-style-name="N121">
      <style:map style:condition="cell-content()&gt;0" style:apply-style-name="Bad" style:base-cell-address="Sheet1.K7"/>
    </style:style>
    <style:style style:name="ce184" style:family="table-cell" style:parent-style-name="Default" style:data-style-name="N121">
      <style:map style:condition="cell-content()&gt;0" style:apply-style-name="Bad" style:base-cell-address="Sheet1.K8"/>
    </style:style>
    <style:style style:name="ce178" style:family="table-cell" style:parent-style-name="Default" style:data-style-name="N121">
      <style:map style:condition="cell-content()&gt;0" style:apply-style-name="Bad" style:base-cell-address="Sheet1.K9"/>
    </style:style>
    <style:style style:name="ce185" style:family="table-cell" style:parent-style-name="Default" style:data-style-name="N121">
      <style:map style:condition="cell-content()&gt;0" style:apply-style-name="Bad" style:base-cell-address="Sheet1.K10"/>
    </style:style>
    <style:style style:name="ce186" style:family="table-cell" style:parent-style-name="Default" style:data-style-name="N121">
      <style:map style:condition="cell-content()&gt;0" style:apply-style-name="Bad" style:base-cell-address="Sheet1.K11"/>
    </style:style>
    <style:style style:name="ce164" style:family="table-cell" style:parent-style-name="Default" style:data-style-name="N121">
      <style:map style:condition="cell-content()&gt;0" style:apply-style-name="Bad" style:base-cell-address="Sheet1.K12"/>
    </style:style>
    <style:style style:name="ce165" style:family="table-cell" style:parent-style-name="Default" style:data-style-name="N121">
      <style:map style:condition="cell-content()&gt;0" style:apply-style-name="Bad" style:base-cell-address="Sheet1.K13"/>
    </style:style>
    <style:style style:name="ce166" style:family="table-cell" style:parent-style-name="Default" style:data-style-name="N121">
      <style:map style:condition="cell-content()&gt;0" style:apply-style-name="Bad" style:base-cell-address="Sheet1.K14"/>
    </style:style>
    <style:style style:name="ce167" style:family="table-cell" style:parent-style-name="Default" style:data-style-name="N121">
      <style:map style:condition="cell-content()&gt;0" style:apply-style-name="Bad" style:base-cell-address="Sheet1.K15"/>
    </style:style>
    <style:style style:name="ce168" style:family="table-cell" style:parent-style-name="Default" style:data-style-name="N121">
      <style:map style:condition="cell-content()&gt;0" style:apply-style-name="Bad" style:base-cell-address="Sheet1.K16"/>
    </style:style>
    <style:style style:name="ce169" style:family="table-cell" style:parent-style-name="Default" style:data-style-name="N121">
      <style:map style:condition="cell-content()&gt;0" style:apply-style-name="Bad" style:base-cell-address="Sheet1.K17"/>
    </style:style>
    <style:style style:name="ce188" style:family="table-cell" style:parent-style-name="Default" style:data-style-name="N121">
      <style:map style:condition="cell-content()&gt;0" style:apply-style-name="Bad" style:base-cell-address="Sheet1.K18"/>
    </style:style>
    <style:style style:name="ce189" style:family="table-cell" style:parent-style-name="Default" style:data-style-name="N121">
      <style:map style:condition="cell-content()&gt;0" style:apply-style-name="Bad" style:base-cell-address="Sheet1.K19"/>
    </style:style>
    <style:style style:name="ce192" style:family="table-cell" style:parent-style-name="Default" style:data-style-name="N121">
      <style:map style:condition="cell-content()&gt;0" style:apply-style-name="Bad" style:base-cell-address="Sheet1.K23"/>
    </style:style>
    <style:style style:name="ce193" style:family="table-cell" style:parent-style-name="Default" style:data-style-name="N121">
      <style:map style:condition="cell-content()&gt;0" style:apply-style-name="Bad" style:base-cell-address="Sheet1.K24"/>
    </style:style>
    <style:style style:name="ce195" style:family="table-cell" style:parent-style-name="Default" style:data-style-name="N121">
      <style:map style:condition="cell-content()&gt;0" style:apply-style-name="Bad" style:base-cell-address="Sheet1.K2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25"/>
        <table:table-column table:style-name="co2" table:default-cell-style-name="ce31"/>
        <table:table-column table:style-name="co2" table:number-columns-repeated="2" table:default-cell-style-name="ce34"/>
        <table:table-column table:style-name="co2" table:default-cell-style-name="ce3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37" calcext:value-type="float">
            <text:p>1.370</text:p>
          </table:table-cell>
          <table:table-cell table:style-name="ce3" office:value-type="float" office:value="1.388" calcext:value-type="float">
            <text:p>1.388</text:p>
          </table:table-cell>
          <table:table-cell table:style-name="ce22" office:value-type="percentage" office:value="0.0052" calcext:value-type="percentage">
            <text:p>0.52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76" calcext:value-type="float" table:number-columns-spanned="4" table:number-rows-spanned="1">
            <text:p>1.376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061" calcext:value-type="percentage" table:number-columns-spanned="5" table:number-rows-spanned="1">
            <text:p>0.61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房地产</text:p>
          </table:table-cell>
          <table:table-cell table:style-name="ce19" office:value-type="percentage" office:value="0.2023" calcext:value-type="percentage" table:number-columns-spanned="1" table:number-rows-spanned="2">
            <text:p>20.23%</text:p>
          </table:table-cell>
          <table:table-cell office:value-type="string" calcext:value-type="string">
            <text:p>融创中国</text:p>
          </table:table-cell>
          <table:table-cell office:value-type="percentage" office:value="0.1522" calcext:value-type="percentage">
            <text:p>15.22%</text:p>
          </table:table-cell>
          <table:table-cell office:value-type="float" office:value="22.89" calcext:value-type="float">
            <text:p>22.890</text:p>
          </table:table-cell>
          <table:table-cell office:value-type="float" office:value="25.4696" calcext:value-type="float">
            <text:p>25.470</text:p>
          </table:table-cell>
          <table:table-cell office:value-type="percentage" office:value="0.0361" calcext:value-type="percentage">
            <text:p>3.61%</text:p>
          </table:table-cell>
          <table:table-cell table:style-name="ce40" table:formula="of:=[.F6]/[.E6]-1.0014" office:value-type="percentage" office:value="0.111295500218436" calcext:value-type="percentage">
            <text:p>11.13%</text:p>
          </table:table-cell>
          <table:table-cell table:style-name="ce94" table:formula="of:=IF([.E6]*1.25 &gt; [.F6];[.E6]*1.25; IF([.E6]*1.25^2 &gt; [.F6];[.E6]*1.25^2; IF([.E6]*1.25^3 &gt; [.F6];[.E6]*1.25^3; IF([.E6]*1.25^4 &gt; [.F6];[.E6]*1.25^4; IF([.E6]*1.25^5 &gt; [.F6];[.E6]*1.25^5; IF([.E6]*1.25^6 &gt; [.F6];[.E6]*1.25^6; [.E6]*1.25^7))))))" office:value-type="float" office:value="28.6125" calcext:value-type="float">
            <text:p>28.613</text:p>
          </table:table-cell>
          <table:table-cell table:style-name="ce139" table:formula="of:=IF([.F6]&lt;[.E6]*1.25; 0; [.I6]/1.25*0.92)" office:value-type="float" office:value="0" calcext:value-type="float">
            <text:p>0.000</text:p>
          </table:table-cell>
          <table:table-cell table:style-name="ce182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/>
          <table:table-cell office:value-type="string" calcext:value-type="string">
            <text:p>中国恒大</text:p>
          </table:table-cell>
          <table:table-cell office:value-type="percentage" office:value="0.0501" calcext:value-type="percentage">
            <text:p>5.01%</text:p>
          </table:table-cell>
          <table:table-cell office:value-type="float" office:value="21.116" calcext:value-type="float">
            <text:p>21.116</text:p>
          </table:table-cell>
          <table:table-cell office:value-type="float" office:value="20.956" calcext:value-type="float">
            <text:p>20.956</text:p>
          </table:table-cell>
          <table:table-cell office:value-type="percentage" office:value="0.0612" calcext:value-type="percentage">
            <text:p>6.12%</text:p>
          </table:table-cell>
          <table:table-cell table:style-name="ce42" table:formula="of:=[.F7]/[.E7]-1.0014" office:value-type="percentage" office:value="-0.0089771926501232" calcext:value-type="percentage">
            <text:p>-0.90%</text:p>
          </table:table-cell>
          <table:table-cell table:style-name="ce107" table:formula="of:=IF([.E7]*1.25 &gt; [.F7];[.E7]*1.25; IF([.E7]*1.25^2 &gt; [.F7];[.E7]*1.25^2; IF([.E7]*1.25^3 &gt; [.F7];[.E7]*1.25^3; IF([.E7]*1.25^4 &gt; [.F7];[.E7]*1.25^4; IF([.E7]*1.25^5 &gt; [.F7];[.E7]*1.25^5; IF([.E7]*1.25^6 &gt; [.F7];[.E7]*1.25^6; [.E7]*1.25^7))))))" office:value-type="float" office:value="26.395" calcext:value-type="float">
            <text:p>26.395</text:p>
          </table:table-cell>
          <table:table-cell table:style-name="ce147" table:formula="of:=IF([.F7]&lt;[.E7]*1.25; 0; [.I7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银行</text:p>
          </table:table-cell>
          <table:table-cell table:style-name="ce19" office:value-type="percentage" office:value="0.1663" calcext:value-type="percentage" table:number-columns-spanned="1" table:number-rows-spanned="3">
            <text:p>16.63%</text:p>
          </table:table-cell>
          <table:table-cell office:value-type="string" calcext:value-type="string">
            <text:p>民生银行</text:p>
          </table:table-cell>
          <table:table-cell office:value-type="percentage" office:value="0.0615" calcext:value-type="percentage">
            <text:p>6.15%</text:p>
          </table:table-cell>
          <table:table-cell office:value-type="float" office:value="8.582" calcext:value-type="float">
            <text:p>8.582</text:p>
          </table:table-cell>
          <table:table-cell office:value-type="float" office:value="8.31" calcext:value-type="float">
            <text:p>8.310</text:p>
          </table:table-cell>
          <table:table-cell office:value-type="percentage" office:value="-0.0235" calcext:value-type="percentage">
            <text:p>-2.35%</text:p>
          </table:table-cell>
          <table:table-cell table:style-name="ce43" table:formula="of:=[.F8]/[.E8]-1.0014" office:value-type="percentage" office:value="-0.033094243766022" calcext:value-type="percentage">
            <text:p>-3.31%</text:p>
          </table:table-cell>
          <table:table-cell table:style-name="ce108" table:formula="of:=IF([.E8]*1.25 &gt; [.F8];[.E8]*1.25; IF([.E8]*1.25^2 &gt; [.F8];[.E8]*1.25^2; IF([.E8]*1.25^3 &gt; [.F8];[.E8]*1.25^3; IF([.E8]*1.25^4 &gt; [.F8];[.E8]*1.25^4; IF([.E8]*1.25^5 &gt; [.F8];[.E8]*1.25^5; IF([.E8]*1.25^6 &gt; [.F8];[.E8]*1.25^6; [.E8]*1.25^7))))))" office:value-type="float" office:value="10.7275" calcext:value-type="float">
            <text:p>10.728</text:p>
          </table:table-cell>
          <table:table-cell table:style-name="ce148" table:formula="of:=IF([.F8]&lt;[.E8]*1.25; 0; [.I8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招商银行</text:p>
          </table:table-cell>
          <table:table-cell office:value-type="percentage" office:value="0.0632" calcext:value-type="percentage">
            <text:p>6.32%</text:p>
          </table:table-cell>
          <table:table-cell office:value-type="float" office:value="27.665" calcext:value-type="float">
            <text:p>27.665</text:p>
          </table:table-cell>
          <table:table-cell office:value-type="float" office:value="30.13" calcext:value-type="float">
            <text:p>30.130</text:p>
          </table:table-cell>
          <table:table-cell office:value-type="percentage" office:value="-0.0327" calcext:value-type="percentage">
            <text:p>-3.27%</text:p>
          </table:table-cell>
          <table:table-cell table:style-name="ce49" table:formula="of:=[.F9]/[.E9]-1.0014" office:value-type="percentage" office:value="0.0877017531176576" calcext:value-type="percentage">
            <text:p>8.77%</text:p>
          </table:table-cell>
          <table:table-cell table:style-name="ce90" table:formula="of:=IF([.E9]*1.25 &gt; [.F9];[.E9]*1.25; IF([.E9]*1.25^2 &gt; [.F9];[.E9]*1.25^2; IF([.E9]*1.25^3 &gt; [.F9];[.E9]*1.25^3; IF([.E9]*1.25^4 &gt; [.F9];[.E9]*1.25^4; IF([.E9]*1.25^5 &gt; [.F9];[.E9]*1.25^5; IF([.E9]*1.25^6 &gt; [.F9];[.E9]*1.25^6; [.E9]*1.25^7))))))" office:value-type="float" office:value="34.58125" calcext:value-type="float">
            <text:p>34.581</text:p>
          </table:table-cell>
          <table:table-cell table:style-name="ce135" table:formula="of:=IF([.F9]&lt;[.E9]*1.25; 0; [.I9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平安银行</text:p>
          </table:table-cell>
          <table:table-cell office:value-type="percentage" office:value="0.0416" calcext:value-type="percentage">
            <text:p>4.16%</text:p>
          </table:table-cell>
          <table:table-cell office:value-type="float" office:value="11.121" calcext:value-type="float">
            <text:p>11.121</text:p>
          </table:table-cell>
          <table:table-cell office:value-type="float" office:value="11.64" calcext:value-type="float">
            <text:p>11.640</text:p>
          </table:table-cell>
          <table:table-cell office:value-type="percentage" office:value="-0.0372" calcext:value-type="percentage">
            <text:p>-3.72%</text:p>
          </table:table-cell>
          <table:table-cell table:style-name="ce44" table:formula="of:=[.F10]/[.E10]-1.0014" office:value-type="percentage" office:value="0.0452684650660911" calcext:value-type="percentage">
            <text:p>4.53%</text:p>
          </table:table-cell>
          <table:table-cell table:style-name="ce109" table:formula="of:=IF([.E10]*1.25 &gt; [.F10];[.E10]*1.25; IF([.E10]*1.25^2 &gt; [.F10];[.E10]*1.25^2; IF([.E10]*1.25^3 &gt; [.F10];[.E10]*1.25^3; IF([.E10]*1.25^4 &gt; [.F10];[.E10]*1.25^4; IF([.E10]*1.25^5 &gt; [.F10];[.E10]*1.25^5; IF([.E10]*1.25^6 &gt; [.F10];[.E10]*1.25^6; [.E10]*1.25^7))))))" office:value-type="float" office:value="13.90125" calcext:value-type="float">
            <text:p>13.901</text:p>
          </table:table-cell>
          <table:table-cell table:style-name="ce149" table:formula="of:=IF([.F10]&lt;[.E10]*1.25; 0; [.I10]/1.25*0.92)" office:value-type="float" office:value="0" calcext:value-type="float">
            <text:p>0.000</text:p>
          </table:table-cell>
          <table:table-cell table:style-name="ce185" office:value-type="float" office:value="12.789" calcext:value-type="float">
            <text:p>12.789</text:p>
          </table:table-cell>
        </table:table-row>
        <table:table-row table:style-name="ro2">
          <table:table-cell table:style-name="ce6" office:value-type="string" calcext:value-type="string">
            <text:p>电子</text:p>
          </table:table-cell>
          <table:table-cell table:style-name="ce19" office:value-type="percentage" office:value="0.0958" calcext:value-type="percentage">
            <text:p>9.58%</text:p>
          </table:table-cell>
          <table:table-cell office:value-type="string" calcext:value-type="string">
            <text:p>北京君正</text:p>
          </table:table-cell>
          <table:table-cell office:value-type="percentage" office:value="0.0958" calcext:value-type="percentage">
            <text:p>9.58%</text:p>
          </table:table-cell>
          <table:table-cell office:value-type="float" office:value="23.24" calcext:value-type="float">
            <text:p>23.240</text:p>
          </table:table-cell>
          <table:table-cell office:value-type="float" office:value="27.75" calcext:value-type="float">
            <text:p>27.750</text:p>
          </table:table-cell>
          <table:table-cell office:value-type="percentage" office:value="-0.0398" calcext:value-type="percentage">
            <text:p>-3.98%</text:p>
          </table:table-cell>
          <table:table-cell table:style-name="ce47" table:formula="of:=[.F11]/[.E11]-1.0014" office:value-type="percentage" office:value="0.192661962134251" calcext:value-type="percentage">
            <text:p>19.27%</text:p>
          </table:table-cell>
          <table:table-cell table:style-name="ce110" table:formula="of:=IF([.E11]*1.25 &gt; [.F11];[.E11]*1.25; IF([.E11]*1.25^2 &gt; [.F11];[.E11]*1.25^2; IF([.E11]*1.25^3 &gt; [.F11];[.E11]*1.25^3; IF([.E11]*1.25^4 &gt; [.F11];[.E11]*1.25^4; IF([.E11]*1.25^5 &gt; [.F11];[.E11]*1.25^5; IF([.E11]*1.25^6 &gt; [.F11];[.E11]*1.25^6; [.E11]*1.25^7))))))" office:value-type="float" office:value="29.05" calcext:value-type="float">
            <text:p>29.050</text:p>
          </table:table-cell>
          <table:table-cell table:style-name="ce150" table:formula="of:=IF([.F11]&lt;[.E11]*1.25; 0; [.I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其他</text:p>
          </table:table-cell>
          <table:table-cell table:style-name="ce19" office:value-type="percentage" office:value="0.0939" calcext:value-type="percentage" table:number-columns-spanned="1" table:number-rows-spanned="4">
            <text:p>9.39%</text:p>
          </table:table-cell>
          <table:table-cell office:value-type="string" calcext:value-type="string">
            <text:p>IGG</text:p>
          </table:table-cell>
          <table:table-cell office:value-type="percentage" office:value="0.0808" calcext:value-type="percentage">
            <text:p>8.08%</text:p>
          </table:table-cell>
          <table:table-cell office:value-type="float" office:value="6.83568" calcext:value-type="float">
            <text:p>6.836</text:p>
          </table:table-cell>
          <table:table-cell office:value-type="float" office:value="9.65588" calcext:value-type="float">
            <text:p>9.656</text:p>
          </table:table-cell>
          <table:table-cell office:value-type="percentage" office:value="0.1134" calcext:value-type="percentage">
            <text:p>11.34%</text:p>
          </table:table-cell>
          <table:table-cell table:style-name="ce53" table:formula="of:=[.F12]/[.E12]-1.0014" office:value-type="percentage" office:value="0.411170512370386" calcext:value-type="percentage">
            <text:p>41.12%</text:p>
          </table:table-cell>
          <table:table-cell table:style-name="ce84" table:formula="of:=IF([.E12]*1.25 &gt; [.F12];[.E12]*1.25; IF([.E12]*1.25^2 &gt; [.F12];[.E12]*1.25^2; IF([.E12]*1.25^3 &gt; [.F12];[.E12]*1.25^3; IF([.E12]*1.25^4 &gt; [.F12];[.E12]*1.25^4; IF([.E12]*1.25^5 &gt; [.F12];[.E12]*1.25^5; IF([.E12]*1.25^6 &gt; [.F12];[.E12]*1.25^6; [.E12]*1.25^7))))))" office:value-type="float" office:value="10.68075" calcext:value-type="float">
            <text:p>10.681</text:p>
          </table:table-cell>
          <table:table-cell table:style-name="ce120" table:formula="of:=IF([.F12]&lt;[.E12]*1.25; 0; [.I12]/1.25*0.92)" office:value-type="float" office:value="7.861032" calcext:value-type="float">
            <text:p>7.861</text:p>
          </table:table-cell>
          <table:table-cell table:style-name="ce164" office:value-type="float" office:value="7.861" calcext:value-type="float">
            <text:p>7.861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<text:s/>江银转债</text:p>
          </table:table-cell>
          <table:table-cell office:value-type="percentage" office:value="0.0047" calcext:value-type="percentage">
            <text:p>0.47%</text:p>
          </table:table-cell>
          <table:table-cell office:value-type="float" office:value="100" calcext:value-type="float">
            <text:p>100.000</text:p>
          </table:table-cell>
          <table:table-cell office:value-type="float" office:value="96.011" calcext:value-type="float">
            <text:p>96.011</text:p>
          </table:table-cell>
          <table:table-cell office:value-type="percentage" office:value="-0.0206" calcext:value-type="percentage">
            <text:p>-2.06%</text:p>
          </table:table-cell>
          <table:table-cell table:style-name="ce55" table:formula="of:=[.F13]/[.E13]-1.0014" office:value-type="percentage" office:value="-0.0412900000000002" calcext:value-type="percentage">
            <text:p>-4.13%</text:p>
          </table:table-cell>
          <table:table-cell table:style-name="ce85" table:formula="of:=IF([.E13]*1.25 &gt; [.F13];[.E13]*1.25; IF([.E13]*1.25^2 &gt; [.F13];[.E13]*1.25^2; IF([.E13]*1.25^3 &gt; [.F13];[.E13]*1.25^3; IF([.E13]*1.25^4 &gt; [.F13];[.E13]*1.25^4; IF([.E13]*1.25^5 &gt; [.F13];[.E13]*1.25^5; IF([.E13]*1.25^6 &gt; [.F13];[.E13]*1.25^6; [.E13]*1.25^7))))))" office:value-type="float" office:value="125" calcext:value-type="float">
            <text:p>125.000</text:p>
          </table:table-cell>
          <table:table-cell table:style-name="ce121" table:formula="of:=IF([.F13]&lt;[.E13]*1.25; 0; [.I13]/1.25*0.92)" office:value-type="float" office:value="0" calcext:value-type="float">
            <text:p>0.000</text:p>
          </table:table-cell>
          <table:table-cell table:style-name="ce165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无锡转债</text:p>
          </table:table-cell>
          <table:table-cell office:value-type="percentage" office:value="0.0072" calcext:value-type="percentage">
            <text:p>0.72%</text:p>
          </table:table-cell>
          <table:table-cell office:value-type="float" office:value="100" calcext:value-type="float">
            <text:p>100.000</text:p>
          </table:table-cell>
          <table:table-cell office:value-type="float" office:value="96.99" calcext:value-type="float">
            <text:p>96.990</text:p>
          </table:table-cell>
          <table:table-cell office:value-type="percentage" office:value="-0.0301" calcext:value-type="percentage">
            <text:p>-3.01%</text:p>
          </table:table-cell>
          <table:table-cell table:style-name="ce56" table:formula="of:=[.F14]/[.E14]-1.0014" office:value-type="percentage" office:value="-0.0315000000000001" calcext:value-type="percentage">
            <text:p>-3.15%</text:p>
          </table:table-cell>
          <table:table-cell table:style-name="ce86" table:formula="of:=IF([.E14]*1.25 &gt; [.F14];[.E14]*1.25; IF([.E14]*1.25^2 &gt; [.F14];[.E14]*1.25^2; IF([.E14]*1.25^3 &gt; [.F14];[.E14]*1.25^3; IF([.E14]*1.25^4 &gt; [.F14];[.E14]*1.25^4; IF([.E14]*1.25^5 &gt; [.F14];[.E14]*1.25^5; IF([.E14]*1.25^6 &gt; [.F14];[.E14]*1.25^6; [.E14]*1.25^7))))))" office:value-type="float" office:value="125" calcext:value-type="float">
            <text:p>125.000</text:p>
          </table:table-cell>
          <table:table-cell table:style-name="ce122" table:formula="of:=IF([.F14]&lt;[.E14]*1.25; 0; [.I14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3">
          <table:covered-table-cell table:style-name="ce11"/>
          <table:covered-table-cell table:style-name="Default"/>
          <table:table-cell office:value-type="string" calcext:value-type="string">
            <text:p>久立转2</text:p>
          </table:table-cell>
          <table:table-cell office:value-type="percentage" office:value="0.0012" calcext:value-type="percentage">
            <text:p>0.12%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8.5" calcext:value-type="float">
            <text:p>98.5</text:p>
          </table:table-cell>
          <table:table-cell office:value-type="percentage" office:value="0.0323" calcext:value-type="percentage">
            <text:p>3.23%</text:p>
          </table:table-cell>
          <table:table-cell table:style-name="ce57" table:formula="of:=[.F15]/[.E15]-1.0014" office:value-type="percentage" office:value="-0.0164000000000001" calcext:value-type="percentage">
            <text:p>-1.64%</text:p>
          </table:table-cell>
          <table:table-cell table:style-name="ce87" table:formula="of:=IF([.E15]*1.25 &gt; [.F15];[.E15]*1.25; IF([.E15]*1.25^2 &gt; [.F15];[.E15]*1.25^2; IF([.E15]*1.25^3 &gt; [.F15];[.E15]*1.25^3; IF([.E15]*1.25^4 &gt; [.F15];[.E15]*1.25^4; IF([.E15]*1.25^5 &gt; [.F15];[.E15]*1.25^5; IF([.E15]*1.25^6 &gt; [.F15];[.E15]*1.25^6; [.E15]*1.25^7))))))" office:value-type="float" office:value="125" calcext:value-type="float">
            <text:p>125.000</text:p>
          </table:table-cell>
          <table:table-cell table:style-name="ce123" table:formula="of:=IF([.F15]&lt;[.E15]*1.25; 0; [.I1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>
            <text:p>非银金融</text:p>
          </table:table-cell>
          <table:table-cell table:style-name="ce19" office:value-type="percentage" office:value="0.087" calcext:value-type="percentage">
            <text:p>8.70%</text:p>
          </table:table-cell>
          <table:table-cell office:value-type="string" calcext:value-type="string">
            <text:p>中国平安</text:p>
          </table:table-cell>
          <table:table-cell office:value-type="percentage" office:value="0.087" calcext:value-type="percentage">
            <text:p>8.70%</text:p>
          </table:table-cell>
          <table:table-cell office:value-type="float" office:value="64.908" calcext:value-type="float">
            <text:p>64.908</text:p>
          </table:table-cell>
          <table:table-cell office:value-type="float" office:value="70.51" calcext:value-type="float">
            <text:p>70.510</text:p>
          </table:table-cell>
          <table:table-cell office:value-type="percentage" office:value="-0.0054" calcext:value-type="percentage">
            <text:p>-0.54%</text:p>
          </table:table-cell>
          <table:table-cell table:style-name="ce58" table:formula="of:=[.F16]/[.E16]-1.0014" office:value-type="percentage" office:value="0.0849067726628459" calcext:value-type="percentage">
            <text:p>8.49%</text:p>
          </table:table-cell>
          <table:table-cell table:style-name="ce95" table:formula="of:=IF([.E16]*1.25 &gt; [.F16];[.E16]*1.25; IF([.E16]*1.25^2 &gt; [.F16];[.E16]*1.25^2; IF([.E16]*1.25^3 &gt; [.F16];[.E16]*1.25^3; IF([.E16]*1.25^4 &gt; [.F16];[.E16]*1.25^4; IF([.E16]*1.25^5 &gt; [.F16];[.E16]*1.25^5; IF([.E16]*1.25^6 &gt; [.F16];[.E16]*1.25^6; [.E16]*1.25^7))))))" office:value-type="float" office:value="81.135" calcext:value-type="float">
            <text:p>81.135</text:p>
          </table:table-cell>
          <table:table-cell table:style-name="ce124" table:formula="of:=IF([.F16]&lt;[.E16]*1.25; 0; [.I16]/1.25*0.92)" office:value-type="float" office:value="0" calcext:value-type="float">
            <text:p>0.000</text:p>
          </table:table-cell>
          <table:table-cell table:style-name="ce168" office:value-type="float" office:value="60.18" calcext:value-type="float">
            <text:p>60.18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9" office:value-type="percentage" office:value="0.0511" calcext:value-type="percentage">
            <text:p>5.11%</text:p>
          </table:table-cell>
          <table:table-cell office:value-type="string" calcext:value-type="string">
            <text:p>国投电力</text:p>
          </table:table-cell>
          <table:table-cell office:value-type="percentage" office:value="0.0511" calcext:value-type="percentage">
            <text:p>5.11%</text:p>
          </table:table-cell>
          <table:table-cell office:value-type="float" office:value="7.682" calcext:value-type="float">
            <text:p>7.682</text:p>
          </table:table-cell>
          <table:table-cell office:value-type="float" office:value="7.15" calcext:value-type="float">
            <text:p>7.150</text:p>
          </table:table-cell>
          <table:table-cell office:value-type="percentage" office:value="-0.0165" calcext:value-type="percentage">
            <text:p>-1.65%</text:p>
          </table:table-cell>
          <table:table-cell table:style-name="ce59" table:formula="of:=[.F17]/[.E17]-1.0014" office:value-type="percentage" office:value="-0.0706527987503255" calcext:value-type="percentage">
            <text:p>-7.07%</text:p>
          </table:table-cell>
          <table:table-cell table:style-name="ce96" table:formula="of:=IF([.E17]*1.25 &gt; [.F17];[.E17]*1.25; IF([.E17]*1.25^2 &gt; [.F17];[.E17]*1.25^2; IF([.E17]*1.25^3 &gt; [.F17];[.E17]*1.25^3; IF([.E17]*1.25^4 &gt; [.F17];[.E17]*1.25^4; IF([.E17]*1.25^5 &gt; [.F17];[.E17]*1.25^5; IF([.E17]*1.25^6 &gt; [.F17];[.E17]*1.25^6; [.E17]*1.25^7))))))" office:value-type="float" office:value="9.6025" calcext:value-type="float">
            <text:p>9.603</text:p>
          </table:table-cell>
          <table:table-cell table:style-name="ce125" table:formula="of:=IF([.F17]&lt;[.E17]*1.25; 0; [.I17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315" calcext:value-type="percentage">
            <text:p>3.15%</text:p>
          </table:table-cell>
          <table:table-cell office:value-type="string" calcext:value-type="string">
            <text:p>西宁特钢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5.772" calcext:value-type="float">
            <text:p>5.772</text:p>
          </table:table-cell>
          <table:table-cell office:value-type="float" office:value="5.55" calcext:value-type="float">
            <text:p>5.550</text:p>
          </table:table-cell>
          <table:table-cell office:value-type="percentage" office:value="0" calcext:value-type="percentage">
            <text:p>0.00%</text:p>
          </table:table-cell>
          <table:table-cell table:style-name="ce60" table:formula="of:=[.F18]/[.E18]-1.0014" office:value-type="percentage" office:value="-0.0398615384615386" calcext:value-type="percentage">
            <text:p>-3.99%</text:p>
          </table:table-cell>
          <table:table-cell table:style-name="ce97" table:formula="of:=IF([.E18]*1.25 &gt; [.F18];[.E18]*1.25; IF([.E18]*1.25^2 &gt; [.F18];[.E18]*1.25^2; IF([.E18]*1.25^3 &gt; [.F18];[.E18]*1.25^3; IF([.E18]*1.25^4 &gt; [.F18];[.E18]*1.25^4; IF([.E18]*1.25^5 &gt; [.F18];[.E18]*1.25^5; IF([.E18]*1.25^6 &gt; [.F18];[.E18]*1.25^6; [.E18]*1.25^7))))))" office:value-type="float" office:value="7.215" calcext:value-type="float">
            <text:p>7.215</text:p>
          </table:table-cell>
          <table:table-cell table:style-name="ce140" table:formula="of:=IF([.F18]&lt;[.E18]*1.25; 0; [.I18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225" calcext:value-type="percentage">
            <text:p>2.25%</text:p>
          </table:table-cell>
          <table:table-cell office:value-type="string" calcext:value-type="string">
            <text:p>泸州老窖</text:p>
          </table:table-cell>
          <table:table-cell office:value-type="percentage" office:value="0.0225" calcext:value-type="percentage">
            <text:p>2.25%</text:p>
          </table:table-cell>
          <table:table-cell office:value-type="float" office:value="67.017" calcext:value-type="float">
            <text:p>67.017</text:p>
          </table:table-cell>
          <table:table-cell office:value-type="float" office:value="60.78" calcext:value-type="float">
            <text:p>60.780</text:p>
          </table:table-cell>
          <table:table-cell office:value-type="percentage" office:value="0.016" calcext:value-type="percentage">
            <text:p>1.60%</text:p>
          </table:table-cell>
          <table:table-cell table:style-name="ce61" table:formula="of:=[.F19]/[.E19]-1.0014" office:value-type="percentage" office:value="-0.0944659384932182" calcext:value-type="percentage">
            <text:p>-9.45%</text:p>
          </table:table-cell>
          <table:table-cell table:style-name="ce98" table:formula="of:=IF([.E19]*1.25 &gt; [.F19];[.E19]*1.25; IF([.E19]*1.25^2 &gt; [.F19];[.E19]*1.25^2; IF([.E19]*1.25^3 &gt; [.F19];[.E19]*1.25^3; IF([.E19]*1.25^4 &gt; [.F19];[.E19]*1.25^4; IF([.E19]*1.25^5 &gt; [.F19];[.E19]*1.25^5; IF([.E19]*1.25^6 &gt; [.F19];[.E19]*1.25^6; [.E19]*1.25^7))))))" office:value-type="float" office:value="83.77125" calcext:value-type="float">
            <text:p>83.771</text:p>
          </table:table-cell>
          <table:table-cell table:style-name="ce141" table:formula="of:=IF([.F19]&lt;[.E19]*1.25; 0; [.I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443" calcext:value-type="float" table:number-columns-spanned="4" table:number-rows-spanned="1">
            <text:p>1.443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008" calcext:value-type="percentage" table:number-columns-spanned="5" table:number-rows-spanned="1">
            <text:p>0.08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9" office:value-type="percentage" office:value="0.1032" calcext:value-type="percentage" table:number-columns-spanned="1" table:number-rows-spanned="2">
            <text:p>10.32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61" calcext:value-type="percentage">
            <text:p>6.10%</text:p>
          </table:table-cell>
          <table:table-cell table:style-name="ce38" office:value-type="float" office:value="2.8956" calcext:value-type="float">
            <text:p>2.8956</text:p>
          </table:table-cell>
          <table:table-cell table:style-name="ce38" office:value-type="float" office:value="3.07" calcext:value-type="float">
            <text:p>3.0700</text:p>
          </table:table-cell>
          <table:table-cell office:value-type="percentage" office:value="-0.0495" calcext:value-type="percentage">
            <text:p>-4.95%</text:p>
          </table:table-cell>
          <table:table-cell table:style-name="ce64" table:formula="of:=[.F23]/[.E23]-1.0014" office:value-type="percentage" office:value="0.0588293134410829" calcext:value-type="percentage">
            <text:p>5.88%</text:p>
          </table:table-cell>
          <table:table-cell table:style-name="ce101" table:formula="of:=IF([.E23]*1.25 &gt; [.F23];[.E23]*1.25; IF([.E23]*1.25^2 &gt; [.F23];[.E23]*1.25^2; IF([.E23]*1.25^3 &gt; [.F23];[.E23]*1.25^3; IF([.E23]*1.25^4 &gt; [.F23];[.E23]*1.25^4; IF([.E23]*1.25^5 &gt; [.F23];[.E23]*1.25^5; IF([.E23]*1.25^6 &gt; [.F23];[.E23]*1.25^6; [.E23]*1.25^7))))))" office:value-type="float" office:value="3.6195" calcext:value-type="float">
            <text:p>3.620</text:p>
          </table:table-cell>
          <table:table-cell table:style-name="ce144" table:formula="of:=IF([.F23]&lt;[.E23]*1.25; 0; [.I23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422" calcext:value-type="percentage">
            <text:p>4.22%</text:p>
          </table:table-cell>
          <table:table-cell table:style-name="ce38" office:value-type="float" office:value="174.8351" calcext:value-type="float">
            <text:p>174.8351</text:p>
          </table:table-cell>
          <table:table-cell table:style-name="ce38" office:value-type="float" office:value="200.28" calcext:value-type="float">
            <text:p>200.2800</text:p>
          </table:table-cell>
          <table:table-cell office:value-type="percentage" office:value="0.0511" calcext:value-type="percentage">
            <text:p>5.11%</text:p>
          </table:table-cell>
          <table:table-cell table:style-name="ce65" table:formula="of:=[.F24]/[.E24]-1.0014" office:value-type="percentage" office:value="0.144136565598098" calcext:value-type="percentage">
            <text:p>14.41%</text:p>
          </table:table-cell>
          <table:table-cell table:style-name="ce102" table:formula="of:=IF([.E24]*1.25 &gt; [.F24];[.E24]*1.25; IF([.E24]*1.25^2 &gt; [.F24];[.E24]*1.25^2; IF([.E24]*1.25^3 &gt; [.F24];[.E24]*1.25^3; IF([.E24]*1.25^4 &gt; [.F24];[.E24]*1.25^4; IF([.E24]*1.25^5 &gt; [.F24];[.E24]*1.25^5; IF([.E24]*1.25^6 &gt; [.F24];[.E24]*1.25^6; [.E24]*1.25^7))))))" office:value-type="float" office:value="218.543875" calcext:value-type="float">
            <text:p>218.544</text:p>
          </table:table-cell>
          <table:table-cell table:style-name="ce145" table:formula="of:=IF([.F24]&lt;[.E24]*1.25; 0; [.I24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地产</text:p>
          </table:table-cell>
          <table:table-cell table:style-name="ce23" office:value-type="percentage" office:value="0.0258" calcext:value-type="percentage">
            <text:p>2.58%</text:p>
          </table:table-cell>
          <table:table-cell table:style-name="ce22" office:value-type="string" calcext:value-type="string">
            <text:p>中国恒大</text:p>
          </table:table-cell>
          <table:table-cell office:value-type="percentage" office:value="0.0258" calcext:value-type="percentage">
            <text:p>2.58%</text:p>
          </table:table-cell>
          <table:table-cell table:style-name="ce38" office:value-type="float" office:value="25.8992" calcext:value-type="float">
            <text:p>25.8992</text:p>
          </table:table-cell>
          <table:table-cell table:style-name="ce38" office:value-type="float" office:value="26" calcext:value-type="float">
            <text:p>26.0000</text:p>
          </table:table-cell>
          <table:table-cell office:value-type="percentage" office:value="0.0612" calcext:value-type="percentage">
            <text:p>6.12%</text:p>
          </table:table-cell>
          <table:table-cell table:style-name="ce67" table:formula="of:=[.F25]/[.E25]-1.0014" office:value-type="percentage" office:value="0.00249201210848193" calcext:value-type="percentage">
            <text:p>0.25%</text:p>
          </table:table-cell>
          <table:table-cell table:style-name="ce104" table:formula="of:=IF([.E25]*1.25 &gt; [.F25];[.E25]*1.25; IF([.E25]*1.25^2 &gt; [.F25];[.E25]*1.25^2; IF([.E25]*1.25^3 &gt; [.F25];[.E25]*1.25^3; IF([.E25]*1.25^4 &gt; [.F25];[.E25]*1.25^4; IF([.E25]*1.25^5 &gt; [.F25];[.E25]*1.25^5; IF([.E25]*1.25^6 &gt; [.F25];[.E25]*1.25^6; [.E25]*1.25^7))))))" office:value-type="float" office:value="32.374" calcext:value-type="float">
            <text:p>32.374</text:p>
          </table:table-cell>
          <table:table-cell table:style-name="ce156" table:formula="of:=IF([.F25]&lt;[.E25]*1.25; 0; [.I25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3" office:value-type="percentage" office:value="0.0216" calcext:value-type="percentage">
            <text:p>2.16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16" calcext:value-type="percentage">
            <text:p>2.16%</text:p>
          </table:table-cell>
          <table:table-cell table:style-name="ce38" office:value-type="float" office:value="180.5667" calcext:value-type="float">
            <text:p>180.5667</text:p>
          </table:table-cell>
          <table:table-cell table:style-name="ce38" office:value-type="float" office:value="185.09" calcext:value-type="float">
            <text:p>185.0900</text:p>
          </table:table-cell>
          <table:table-cell office:value-type="percentage" office:value="-0.0008" calcext:value-type="percentage">
            <text:p>-0.08%</text:p>
          </table:table-cell>
          <table:table-cell table:style-name="ce68" table:formula="of:=[.F26]/[.E26]-1.0014" office:value-type="percentage" office:value="0.0236505768782393" calcext:value-type="percentage">
            <text:p>2.37%</text:p>
          </table:table-cell>
          <table:table-cell table:style-name="ce105" table:formula="of:=IF([.E26]*1.25 &gt; [.F26];[.E26]*1.25; IF([.E26]*1.25^2 &gt; [.F26];[.E26]*1.25^2; IF([.E26]*1.25^3 &gt; [.F26];[.E26]*1.25^3; IF([.E26]*1.25^4 &gt; [.F26];[.E26]*1.25^4; IF([.E26]*1.25^5 &gt; [.F26];[.E26]*1.25^5; IF([.E26]*1.25^6 &gt; [.F26];[.E26]*1.25^6; [.E26]*1.25^7))))))" office:value-type="float" office:value="225.708375" calcext:value-type="float">
            <text:p>225.708</text:p>
          </table:table-cell>
          <table:table-cell table:style-name="ce157" table:formula="of:=IF([.F26]&lt;[.E26]*1.25; 0; [.I2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汽车</text:p>
          </table:table-cell>
          <table:table-cell table:style-name="ce23" office:value-type="percentage" office:value="0.015" calcext:value-type="percentage">
            <text:p>1.50%</text:p>
          </table:table-cell>
          <table:table-cell table:style-name="ce28" office:value-type="string" calcext:value-type="string">
            <text:p>特斯拉</text:p>
          </table:table-cell>
          <table:table-cell office:value-type="percentage" office:value="0.015" calcext:value-type="percentage">
            <text:p>1.50%</text:p>
          </table:table-cell>
          <table:table-cell table:style-name="ce38" office:value-type="float" office:value="337.5" calcext:value-type="float">
            <text:p>337.5000</text:p>
          </table:table-cell>
          <table:table-cell table:style-name="ce38" office:value-type="float" office:value="321.35" calcext:value-type="float">
            <text:p>321.3500</text:p>
          </table:table-cell>
          <table:table-cell office:value-type="percentage" office:value="-0.0178" calcext:value-type="percentage">
            <text:p>-1.78%</text:p>
          </table:table-cell>
          <table:table-cell table:style-name="ce76" table:formula="of:=[.F27]/[.E27]-1.0014" office:value-type="percentage" office:value="-0.0492518518518519" calcext:value-type="percentage">
            <text:p>-4.93%</text:p>
          </table:table-cell>
          <table:table-cell table:style-name="ce106" table:formula="of:=IF([.E27]*1.25 &gt; [.F27];[.E27]*1.25; IF([.E27]*1.25^2 &gt; [.F27];[.E27]*1.25^2; IF([.E27]*1.25^3 &gt; [.F27];[.E27]*1.25^3; IF([.E27]*1.25^4 &gt; [.F27];[.E27]*1.25^4; IF([.E27]*1.25^5 &gt; [.F27];[.E27]*1.25^5; IF([.E27]*1.25^6 &gt; [.F27];[.E27]*1.25^6; [.E27]*1.25^7))))))" office:value-type="float" office:value="421.875" calcext:value-type="float">
            <text:p>421.875</text:p>
          </table:table-cell>
          <table:table-cell table:style-name="ce158" table:formula="of:=IF([.F27]&lt;[.E27]*1.25; 0; [.I27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0" table:formula="of:=[.A2]*[.B30]" office:value-type="float" office:value="107198.74757" calcext:value-type="float">
            <text:p>107198.75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K25:Sheet1.K27">
            <calcext:condition calcext:apply-style-name="Bad" calcext:value="&gt;0" calcext:base-cell-address="Sheet1.K25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H25:Sheet1.H25">
            <calcext:condition calcext:apply-style-name="Good" calcext:value="&lt;0" calcext:base-cell-address="Sheet1.H25"/>
            <calcext:condition calcext:apply-style-name="Bad" calcext:value="&gt;=0" calcext:base-cell-address="Sheet1.H25"/>
          </calcext:conditional-format>
          <calcext:conditional-format calcext:target-range-address="Sheet1.H26:Sheet1.H26">
            <calcext:condition calcext:apply-style-name="Good" calcext:value="&lt;0" calcext:base-cell-address="Sheet1.H26"/>
            <calcext:condition calcext:apply-style-name="Bad" calcext:value="&gt;=0" calcext:base-cell-address="Sheet1.H26"/>
          </calcext:conditional-format>
          <calcext:conditional-format calcext:target-range-address="Sheet1.H27:Sheet1.H27">
            <calcext:condition calcext:apply-style-name="Good" calcext:value="&lt;0" calcext:base-cell-address="Sheet1.H27"/>
            <calcext:condition calcext:apply-style-name="Bad" calcext:value="&gt;=0" calcext:base-cell-address="Sheet1.H27"/>
          </calcext:conditional-format>
          <calcext:conditional-format calcext:target-range-address="Sheet1.I23:Sheet1.I23">
            <calcext:condition calcext:apply-style-name="Good" calcext:value="&gt;[.E23]*1.25" calcext:base-cell-address="Sheet1.I23"/>
          </calcext:conditional-format>
          <calcext:conditional-format calcext:target-range-address="Sheet1.I24:Sheet1.I24">
            <calcext:condition calcext:apply-style-name="Good" calcext:value="&gt;[.E24]*1.25" calcext:base-cell-address="Sheet1.I24"/>
          </calcext:conditional-format>
          <calcext:conditional-format calcext:target-range-address="Sheet1.I25:Sheet1.I25">
            <calcext:condition calcext:apply-style-name="Good" calcext:value="&gt;[.E25]*1.25" calcext:base-cell-address="Sheet1.I25"/>
          </calcext:conditional-format>
          <calcext:conditional-format calcext:target-range-address="Sheet1.I26:Sheet1.I26">
            <calcext:condition calcext:apply-style-name="Good" calcext:value="&gt;[.E26]*1.25" calcext:base-cell-address="Sheet1.I26"/>
          </calcext:conditional-format>
          <calcext:conditional-format calcext:target-range-address="Sheet1.I27:Sheet1.I27">
            <calcext:condition calcext:apply-style-name="Good" calcext:value="&gt;[.E27]*1.25" calcext:base-cell-address="Sheet1.I27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H19:Sheet1.H19">
            <calcext:condition calcext:apply-style-name="Good" calcext:value="&lt;0" calcext:base-cell-address="Sheet1.H19"/>
            <calcext:condition calcext:apply-style-name="Bad" calcext:value="&gt;=0" calcext:base-cell-address="Sheet1.H19"/>
          </calcext:conditional-format>
          <calcext:conditional-format calcext:target-range-address="Sheet1.I6:Sheet1.I6">
            <calcext:condition calcext:apply-style-name="Good" calcext:value="&gt;[.E6]*1.25" calcext:base-cell-address="Sheet1.I6"/>
          </calcext:conditional-format>
          <calcext:conditional-format calcext:target-range-address="Sheet1.I8:Sheet1.I8">
            <calcext:condition calcext:apply-style-name="Good" calcext:value="&gt;[.E8]*1.25" calcext:base-cell-address="Sheet1.I8"/>
          </calcext:conditional-format>
          <calcext:conditional-format calcext:target-range-address="Sheet1.I10:Sheet1.I10">
            <calcext:condition calcext:apply-style-name="Good" calcext:value="&gt;[.E10]*1.25" calcext:base-cell-address="Sheet1.I10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I15:Sheet1.I15">
            <calcext:condition calcext:apply-style-name="Good" calcext:value="&gt;[.E15]*1.25" calcext:base-cell-address="Sheet1.I15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I19:Sheet1.I19">
            <calcext:condition calcext:apply-style-name="Good" calcext:value="&gt;[.E19]*1.25" calcext:base-cell-address="Sheet1.I19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I13:Sheet1.I13">
            <calcext:condition calcext:apply-style-name="Good" calcext:value="&gt;[.E13]*1.25" calcext:base-cell-address="Sheet1.I13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I7:Sheet1.I7">
            <calcext:condition calcext:apply-style-name="Good" calcext:value="&gt;[.E7]*1.25" calcext:base-cell-address="Sheet1.I7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8">00/00/0000</text:date>, <text:time style:data-style-name="N2" text:time-value="04:22:45.5848150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3-18T05:19:54.375697518</dc:date>
    <meta:editing-duration>PT17H41M21S</meta:editing-duration>
    <meta:editing-cycles>117</meta:editing-cycles>
    <meta:generator>LibreOffice/5.4.5.1$Linux_X86_64 LibreOffice_project/40m0$Build-1</meta:generator>
    <meta:document-statistic meta:table-count="1" meta:cell-count="272" meta:object-count="0"/>
  </office:meta>
</office:document-meta>
</file>